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solid" draw:fill-color="#ffffff" draw:opacity="100%" fo:min-height="0.628cm" fo:padding-top="0cm" fo:padding-bottom="0cm" fo:padding-left="0cm" fo:padding-right="0cm" draw:shadow-opacity="100%"/>
    </style:style>
    <style:style style:name="gr3" style:family="graphic" style:parent-style-name="standard">
      <style:graphic-properties draw:stroke="none" svg:stroke-color="#000000" draw:fill="none" draw:fill-color="#ffffff" draw:opacity="100%" fo:min-height="0.628cm" fo:padding-top="0cm" fo:padding-bottom="0cm" fo:padding-left="0cm" fo:padding-right="0cm" draw:shadow-opacity="100%"/>
    </style:style>
    <style:style style:name="co1" style:family="table-column">
      <style:table-column-properties style:column-width="2.924cm" style:use-optimal-column-width="false"/>
    </style:style>
    <style:style style:name="co2" style:family="table-column">
      <style:table-column-properties style:column-width="1.762cm" style:use-optimal-column-width="false"/>
    </style:style>
    <style:style style:name="co3" style:family="table-column">
      <style:table-column-properties style:column-width="1.315cm" style:use-optimal-column-width="false"/>
    </style:style>
    <style:style style:name="co4" style:family="table-column">
      <style:table-column-properties style:column-width="1.561cm" style:use-optimal-column-width="false"/>
    </style:style>
    <style:style style:name="co5" style:family="table-column">
      <style:table-column-properties style:column-width="2.416cm" style:use-optimal-column-width="false"/>
    </style:style>
    <style:style style:name="ro1" style:family="table-row">
      <style:table-row-properties style:row-height="1.328cm"/>
    </style:style>
    <style:style style:name="ro2" style:family="table-row">
      <style:table-row-properties style:row-height="0.858cm"/>
    </style:style>
    <style:style style:name="ro3" style:family="table-row">
      <style:table-row-properties style:row-height="1.33cm"/>
    </style:style>
    <style:style style:name="ce1" style:family="table-cell">
      <style:graphic-properties draw:fill="none" draw:fill-color="#000000" style:repeat="repeat"/>
      <style:paragraph-properties fo:text-align="end" fo:border="none"/>
    </style:style>
    <style:style style:name="ce2" style:family="table-cell">
      <style:graphic-properties draw:fill="none" draw:fill-color="#000000" style:repeat="repeat"/>
      <style:paragraph-properties fo:text-align="center" fo:border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draw:fill-color="#000000" style:repeat="repeat"/>
      <style:paragraph-properties fo:border="non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7.025cm" svg:height="10.155cm" svg:x="0cm" svg:y="0cm">
            <table:table table:template-name="default" table:use-first-row-styles="true">
              <table:table-column table:style-name="co1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3"/>
              <table:table-column table:style-name="co4"/>
              <table:table-column table:style-name="co5"/>
              <table:table-row table:style-name="ro1" table:default-cell-style-name="ce2">
                <table:table-cell table:style-name="ce1">
                  <text:p text:style-name="P1">list</text:p>
                </table:table-cell>
                <table:table-cell>
                  <text:p text:style-name="P2">[ ]</text:p>
                </table:table-cell>
                <table:table-cell>
                  <text:p text:style-name="P2">a</text:p>
                </table:table-cell>
                <table:table-cell>
                  <text:p text:style-name="P2">a,b</text:p>
                </table:table-cell>
                <table:table-cell/>
                <table:table-cell/>
                <table:table-cell>
                  <text:p text:style-name="P2">b</text:p>
                </table:table-cell>
                <table:table-cell>
                  <text:p text:style-name="P2">b,c</text:p>
                </table:table-cell>
                <table:table-cell table:style-name="ce3"/>
              </table:table-row>
              <table:table-row table:style-name="ro1" table:default-cell-style-name="ce2">
                <table:table-cell table:style-name="ce1">
                  <text:p text:style-name="P1">items</text:p>
                </table:table-cell>
                <table:table-cell>
                  <text:p text:style-name="P2">0</text:p>
                </table:table-cell>
                <table:table-cell>
                  <text:p text:style-name="P2">1</text:p>
                </table:table-cell>
                <table:table-cell>
                  <text:p text:style-name="P2">2</text:p>
                </table:table-cell>
                <table:table-cell/>
                <table:table-cell/>
                <table:table-cell>
                  <text:p text:style-name="P2">1</text:p>
                </table:table-cell>
                <table:table-cell>
                  <text:p text:style-name="P2">2</text:p>
                </table:table-cell>
                <table:table-cell table:style-name="ce3"/>
              </table:table-row>
              <table:table-row table:style-name="ro1" table:default-cell-style-name="ce2">
                <table:table-cell table:style-name="ce1">
                  <text:p text:style-name="P1">space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0</text:p>
                </table:table-cell>
                <table:table-cell/>
                <table:table-cell/>
                <table:table-cell>
                  <text:p text:style-name="P2">1</text:p>
                </table:table-cell>
                <table:table-cell>
                  <text:p text:style-name="P2">0</text:p>
                </table:table-cell>
                <table:table-cell table:style-name="ce3"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  <table:table-cell/>
                <table:table-cell/>
                <table:table-cell table:style-name="ce3"/>
                <table:table-cell table:style-name="ce3"/>
                <table:table-cell table:style-name="ce3"/>
              </table:table-row>
              <table:table-row table:style-name="ro1" table:default-cell-style-name="ce2">
                <table:table-cell table:style-name="ce1">
                  <text:p text:style-name="P1">thr_1</text:p>
                </table:table-cell>
                <table:table-cell table:style-name="ce1" table:number-columns-spanned="2">
                  <text:p text:style-name="P1">put(a) </text:p>
                </table:table-cell>
                <table:covered-table-cell table:style-name="ce1"/>
                <table:table-cell/>
                <table:table-cell/>
                <table:table-cell/>
                <table:table-cell/>
                <table:table-cell/>
                <table:table-cell table:style-name="ce3"/>
              </table:table-row>
              <table:table-row table:style-name="ro1" table:default-cell-style-name="ce2">
                <table:table-cell table:style-name="ce1">
                  <text:p text:style-name="P1">thr_2</text:p>
                </table:table-cell>
                <table:table-cell/>
                <table:table-cell table:style-name="ce1" table:number-columns-spanned="2">
                  <text:p text:style-name="P1">put(b) </text:p>
                </table:table-cell>
                <table:covered-table-cell/>
                <table:table-cell/>
                <table:table-cell/>
                <table:table-cell/>
                <table:table-cell/>
                <table:table-cell table:style-name="ce3"/>
              </table:table-row>
              <table:table-row table:style-name="ro1" table:default-cell-style-name="ce2">
                <table:table-cell table:style-name="ce1">
                  <text:p text:style-name="P1">thr_3</text:p>
                </table:table-cell>
                <table:table-cell/>
                <table:table-cell/>
                <table:table-cell table:style-name="ce1" table:number-columns-spanned="6">
                  <text:p text:style-name="P1">put(c) •••••••••••••••••••(returns) <text:s/></text:p>
                </table:table-cell>
                <table:covered-table-cell/>
                <table:covered-table-cell/>
                <table:covered-table-cell/>
                <table:covered-table-cell/>
                <table:covered-table-cell table:style-name="ce3"/>
              </table:table-row>
              <table:table-row table:style-name="ro3" table:default-cell-style-name="ce2">
                <table:table-cell table:style-name="ce1">
                  <text:p text:style-name="P1">thr_4</text:p>
                </table:table-cell>
                <table:table-cell/>
                <table:table-cell/>
                <table:table-cell/>
                <table:table-cell/>
                <table:table-cell table:number-columns-spanned="3">
                  <text:p text:style-name="P2">get(c) = a</text:p>
                </table:table-cell>
                <table:covered-table-cell/>
                <table:covered-table-cell/>
                <table:table-cell table:style-name="ce3"/>
              </table:table-row>
            </table:table>
            <draw:image xlink:href="Pictures/TablePreview1.svm" xlink:type="simple" xlink:show="embed" xlink:actuate="onLoad"/>
          </draw:frame>
          <draw:line draw:style-name="gr1" draw:text-style-name="P2" draw:layer="layout" svg:x1="5.428cm" svg:y1="4.81cm" svg:x2="5.558cm" svg:y2="3.46cm">
            <text:p/>
          </draw:line>
          <draw:line draw:style-name="gr1" draw:text-style-name="P2" draw:layer="layout" svg:x1="5.662cm" svg:y1="3.564cm" svg:x2="5.792cm" svg:y2="4.914cm">
            <text:p/>
          </draw:line>
          <draw:line draw:style-name="gr1" draw:text-style-name="P2" draw:layer="layout" svg:x1="7.128cm" svg:y1="6.086cm" svg:x2="7.258cm" svg:y2="3.46cm">
            <text:p/>
          </draw:line>
          <draw:line draw:style-name="gr1" draw:text-style-name="P2" draw:layer="layout" svg:x1="7.362cm" svg:y1="3.662cm" svg:x2="7.492cm" svg:y2="6.288cm">
            <text:p/>
          </draw:line>
          <draw:line draw:style-name="gr1" draw:text-style-name="P2" draw:layer="layout" svg:x1="9.328cm" svg:y1="7.524cm" svg:x2="9.455cm" svg:y2="3.46cm">
            <text:p/>
          </draw:line>
          <draw:line draw:style-name="gr1" draw:text-style-name="P2" draw:layer="layout" svg:x1="12.429cm" svg:y1="8.794cm" svg:x2="12.556cm" svg:y2="3.46cm">
            <text:p/>
          </draw:line>
          <draw:line draw:style-name="gr1" draw:text-style-name="P2" draw:layer="layout" svg:x1="12.73cm" svg:y1="3.46cm" svg:x2="12.857cm" svg:y2="8.794cm">
            <text:p/>
          </draw:line>
          <draw:frame draw:style-name="gr2" draw:text-style-name="P3" draw:layer="layout" svg:width="5.332cm" svg:height="0.628cm" svg:x="9.381cm" svg:y="2.225cm">
            <draw:text-box>
              <text:p><text:span text:style-name="T1">&lt;••••• th3 blocked ••••&gt;</text:span></text:p>
            </draw:text-box>
          </draw:frame>
          <draw:line draw:style-name="gr1" draw:text-style-name="P2" draw:layer="layout" svg:x1="14.362cm" svg:y1="3.663cm" svg:x2="14.489cm" svg:y2="7.727cm">
            <text:p/>
          </draw:line>
          <draw:frame draw:style-name="gr3" draw:text-style-name="P3" draw:layer="layout" svg:width="13.134cm" svg:height="0.628cm" svg:x="4.081cm" svg:y="0.125cm">
            <draw:text-box>
              <text:p><text:span text:style-name="T1"><text:s/></text:span><text:span text:style-name="T1">. . . . <text:s text:c="4"/>. . . <text:s text:c="10"/>. . . . . . . . . . . . . . <text:s text:c="6"/>. . . .</text:span></text:p>
            </draw:text-box>
          </draw:frame>
          <draw:frame draw:style-name="gr3" draw:text-style-name="P3" draw:layer="layout" svg:width="13.134cm" svg:height="0.628cm" svg:x="4.081cm" svg:y="1.425cm">
            <draw:text-box>
              <text:p><text:span text:style-name="T1"><text:s/></text:span><text:span text:style-name="T1">. . . . <text:s text:c="4"/>. . . . <text:s text:c="6"/>. . . . . . . . . . . . . . . . <text:s text:c="4"/>. . . . </text:span></text:p>
            </draw:text-box>
          </draw:frame>
          <draw:frame draw:style-name="gr3" draw:text-style-name="P3" draw:layer="layout" svg:width="13.134cm" svg:height="0.628cm" svg:x="4.081cm" svg:y="2.725cm">
            <draw:text-box>
              <text:p><text:span text:style-name="T1"><text:s/></text:span><text:span text:style-name="T1">. . . . <text:s text:c="4"/>. . . . <text:s text:c="6"/>. . . . . . . . . . . . . . . . <text:s text:c="4"/>. . . . </text:span></text:p>
            </draw:text-box>
          </draw:frame>
          <draw:frame draw:style-name="gr3" draw:text-style-name="P3" draw:layer="layout" svg:width="13.134cm" svg:height="0.628cm" svg:x="2.881cm" svg:y="4.925cm">
            <draw:text-box>
              <text:p><text:span text:style-name="T1"><text:s/></text:span><text:span text:style-name="T1">. . . . .</text:span></text:p>
            </draw:text-box>
          </draw:frame>
          <draw:frame draw:style-name="gr3" draw:text-style-name="P3" draw:layer="layout" svg:width="13.134cm" svg:height="0.628cm" svg:x="2.881cm" svg:y="6.293cm">
            <draw:text-box>
              <text:p><text:span text:style-name="T1"><text:s/></text:span><text:span text:style-name="T1">. . . . . . . . . . .</text:span></text:p>
            </draw:text-box>
          </draw:frame>
          <draw:frame draw:style-name="gr3" draw:text-style-name="P3" draw:layer="layout" svg:width="13.134cm" svg:height="0.628cm" svg:x="2.881cm" svg:y="7.593cm">
            <draw:text-box>
              <text:p><text:span text:style-name="T1"><text:s/></text:span><text:span text:style-name="T1">. . . . . . . . . . . . . . . . . .</text:span></text:p>
            </draw:text-box>
          </draw:frame>
          <draw:frame draw:style-name="gr3" draw:text-style-name="P3" draw:layer="layout" svg:width="13.134cm" svg:height="0.628cm" svg:x="2.881cm" svg:y="8.993cm">
            <draw:text-box>
              <text:p><text:span text:style-name="T1"><text:s/></text:span><text:span text:style-name="T1">. . . . . . . . . . . . . . . . . . . . . . . . . . . . . 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17.221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9-03T13:58:43</meta:creation-date>
    <dc:date>2017-09-04T10:15:30</dc:date>
    <meta:editing-duration>PT00H01M59S</meta:editing-duration>
    <meta:editing-cycles>3</meta:editing-cycles>
    <meta:generator>NeoOffice/3.2015.11_Classic_Edition$Unix OpenOffice.org_project/Patch 0</meta:generator>
    <meta:document-statistic meta:object-count="18"/>
  </office:meta>
</office:document-meta>
</file>